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1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ase/Siz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Multiplexor</text:p>
          </table:table-cell>
          <table:table-cell office:value-type="string" calcext:value-type="string">
            <text:p>TMUX1219DBVR</text:p>
          </table:table-cell>
          <table:table-cell/>
          <table:table-cell office:value-type="string" calcext:value-type="string">
            <text:p>SOT-23-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4AHCT1G04DBVRE4</text:p>
          </table:table-cell>
          <table:table-cell/>
          <table:table-cell office:value-type="string" calcext:value-type="string">
            <text:p>SOT-23-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0.1uF / 25V</text:p>
          </table:table-cell>
          <table:table-cell table:style-name="ce2"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1">00/00/0000</text:date>, <text:time style:data-style-name="N2" text:time-value="13:28:53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4S</meta:editing-duration>
    <meta:editing-cycles>4</meta:editing-cycles>
    <meta:generator>LibreOffice/5.1.5.2$Windows_x86 LibreOffice_project/7a864d8825610a8c07cfc3bc01dd4fce6a9447e5</meta:generator>
    <dc:date>2023-06-01T13:40:50.755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